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ATRICIO TARAZONA MARCIAL RUF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647928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2828249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PATRICIO TARAZONA MARCIAL RUF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647928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52 828 24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91892830</text:p>
          </table:table-cell>
          <table:table-cell table:style-name="Tabla2.D3" office:value-type="string">
            <text:p text:style-name="P23">1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6:30:1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